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7.6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nri Vault Card Retrieval Schema &amp; API Plan</text:p>
      <text:p text:style-name="Standard">This document outlines the technical schema and API logic for retrieving Vault Cards from the Kinri system. It includes tag-based scoring, retrieval endpoints, and delivery modifiers to match user emotional context.</text:p>
      <text:h text:style-name="Heading_20_1" text:outline-level="1"><text:s/>Vault Card JSON Schema</text:h>
      <text:p text:style-name="Standard">Each Vault Card is structured as follows:</text:p>
      <text:p text:style-name="Standard">{<text:line-break/> <text:s/>"card_id": "adhd_3_shame_001",<text:line-break/> <text:s/>"text": "Sometimes I feel like I’m behind glass...",<text:line-break/> <text:s/>"prompt": "What does the “glass” feel like in your body today?",<text:line-break/> <text:s/>"tags": {<text:line-break/> <text:s text:c="3"/>"condition": [<text:line-break/> <text:s text:c="5"/>"ADHD"<text:line-break/> <text:s text:c="3"/>],<text:line-break/> <text:s text:c="3"/>"emotion": [<text:line-break/> <text:s text:c="5"/>"shame",<text:line-break/> <text:s text:c="5"/>"shutdown"<text:line-break/> <text:s text:c="3"/>],<text:line-break/> <text:s text:c="3"/>"narrative_type": [<text:line-break/> <text:s text:c="5"/>"metaphor",<text:line-break/> <text:s text:c="5"/>"lived_experience"<text:line-break/> <text:s text:c="3"/>],<text:line-break/> <text:s text:c="3"/>"usage_mode": [<text:line-break/> <text:s text:c="5"/>"reflection"<text:line-break/> <text:s text:c="3"/>]<text:line-break/> <text:s/>}<text:line-break/>}</text:p>
      <text:h text:style-name="Heading_20_1" text:outline-level="1"><text:s/>Tag-Based Scoring Logic</text:h>
      <text:p text:style-name="Standard">Tags are weighted to prioritize matches as follows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Tag Type</text:p>
          </table:table-cell>
          <table:table-cell table:style-name="Table1.A1" office:value-type="string">
            <text:p text:style-name="P1">Score Weight</text:p>
          </table:table-cell>
        </table:table-row>
        <table:table-row table:style-name="Table1.1">
          <table:table-cell table:style-name="Table1.A1" office:value-type="string">
            <text:p text:style-name="P1">emotion</text:p>
          </table:table-cell>
          <table:table-cell table:style-name="Table1.A1" office:value-type="string">
            <text:p text:style-name="P1">3</text:p>
          </table:table-cell>
        </table:table-row>
        <table:table-row table:style-name="Table1.1">
          <table:table-cell table:style-name="Table1.A1" office:value-type="string">
            <text:p text:style-name="P1">usage_mode</text:p>
          </table:table-cell>
          <table:table-cell table:style-name="Table1.A1" office:value-type="string">
            <text:p text:style-name="P1">2</text:p>
          </table:table-cell>
        </table:table-row>
        <table:table-row table:style-name="Table1.1">
          <table:table-cell table:style-name="Table1.A1" office:value-type="string">
            <text:p text:style-name="P1">condition</text:p>
          </table:table-cell>
          <table:table-cell table:style-name="Table1.A1" office:value-type="string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P1">narrative_type</text:p>
          </table:table-cell>
          <table:table-cell table:style-name="Table1.A1" office:value-type="string">
            <text:p text:style-name="P1">0.5</text:p>
          </table:table-cell>
        </table:table-row>
      </table:table>
      <text:h text:style-name="Heading_20_1" text:outline-level="1"><text:soft-page-break/><text:s/>API Retrieval Logic</text:h>
      <text:p text:style-name="Standard">When a user submits a query (explicit or inferred), the system will:</text:p>
      <text:p text:style-name="Standard">1. Parse the user input to extract tag matches (emotion, condition, etc.)</text:p>
      <text:p text:style-name="Standard">2. Score all Vault Cards using the above weights</text:p>
      <text:p text:style-name="Standard">3. Return the top 1–3 matching cards for Echo to deliver</text:p>
      <text:h text:style-name="Heading_20_1" text:outline-level="1"><text:s/>Sample Retrieval Response</text:h>
      <text:p text:style-name="Standard">Based on top-scoring card, Echo returns a structured response:</text:p>
      <text:p text:style-name="Standard">{<text:line-break/> <text:s/>"intro": "Here’s something to reflect on, if it feels okay.",<text:line-break/> <text:s/>"text": "Sometimes I feel like I’m behind glass...",<text:line-break/> <text:s/>"prompt": "What does the “glass” feel like in your body today?"<text:line-break/>}</text:p>
      <text:p text:style-name="Standard"/>
      <text:p text:style-name="Standard">This schema is designed for fast lookup, flexible emotional response, and clean AI-human handof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5-05-19T13:30:26.577000000</dc:date>
    <meta:editing-duration>PT3M7S</meta:editing-duration>
    <meta:generator>Neat_Office/6.2.8.2$Windows_x86 LibreOffice_project/</meta:generator>
    <meta:document-statistic meta:table-count="1" meta:image-count="0" meta:object-count="0" meta:page-count="2" meta:paragraph-count="26" meta:word-count="222" meta:character-count="1490" meta:non-whitespace-character-count="12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